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Normal">
      <style:paragraph-properties fo:text-align="justify" style:justify-single-word="false"/>
      <style:text-properties fo:font-size="12pt" fo:font-weight="bold" style:font-size-asian="12pt" style:font-weight-asian="bold"/>
    </style:style>
    <style:style style:name="P3" style:family="paragraph" style:parent-style-name="Normal">
      <style:paragraph-properties fo:text-align="justify" style:justify-single-word="false"/>
      <style:text-properties fo:font-size="12pt" style:font-size-asian="12pt"/>
    </style:style>
    <style:style style:name="P4" style:family="paragraph" style:parent-style-name="Normal">
      <style:paragraph-properties fo:text-align="center" style:justify-single-word="false"/>
    </style:style>
    <style:style style:name="P5" style:family="paragraph" style:parent-style-name="Normal" style:master-page-name="MP0">
      <style:paragraph-properties fo:text-align="center" style:justify-single-word="false" style:page-number="auto" fo:break-before="pag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6" style:family="paragraph" style:parent-style-name="Normal">
      <style:paragraph-properties fo:text-align="justify" style:justify-single-word="false"/>
      <style:text-properties fo:font-size="12pt" style:font-size-asian="12pt"/>
    </style:style>
    <style:style style:name="P7" style:family="paragraph" style:parent-style-name="Normal" style:list-style-name="L1">
      <style:paragraph-properties fo:text-align="justify" style:justify-single-word="false"/>
      <style:text-properties fo:font-size="12pt" style:font-size-asian="12pt"/>
    </style:style>
    <style:style style:name="P8" style:family="paragraph" style:parent-style-name="Normal">
      <style:paragraph-properties fo:margin-left="1.249cm" fo:margin-right="0cm" fo:text-align="justify" style:justify-single-word="false" fo:text-indent="0cm" style:auto-text-indent="false"/>
      <style:text-properties fo:color="#800000" fo:font-size="12pt" officeooo:rsid="000f65d8" officeooo:paragraph-rsid="000f65d8" style:font-size-asian="12pt"/>
    </style:style>
    <style:style style:name="T1" style:family="text">
      <style:text-properties fo:font-size="20pt" fo:font-weight="bold" style:font-size-asian="20pt" style:font-weight-asian="bold" style:font-size-complex="20pt"/>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jercicios Tema 3</text:p>
      <text:p text:style-name="P1">bucles</text:p>
      <text:p text:style-name="P2"/>
      <text:p text:style-name="P3">1.-Escribir un programa que calcule e imprima la suma de los números enteros comprendidos entre A y B que deben leerse por teclado y filtrarse para que A&lt;=B. Los valores de A y B no deben incluirse en la suma.</text:p>
      <text:p text:style-name="P8">Pedir numero A (A tiene que ser menor o igual que B)</text:p>
      <text:p text:style-name="P8">pedir numero B</text:p>
      <text:p text:style-name="P3"/>
      <text:p text:style-name="P3"/>
      <text:p text:style-name="P3">3.-Leer un número N que debe filtrarse entre 1 y 100 y a continuación calcular y escribir la tabla de multiplicar de ese número con el siguiente formato:</text:p>
      <text:p text:style-name="P3"/>
      <text:p text:style-name="P3">TABLA DE MULTIPLICAR DE 8</text:p>
      <text:p text:style-name="P3">8 * 1 = 8</text:p>
      <text:p text:style-name="P3">8 * 2 = 16</text:p>
      <text:p text:style-name="P3">8 * 3 = 24 </text:p>
      <text:p text:style-name="P3">......</text:p>
      <text:p text:style-name="P3">.....</text:p>
      <text:p text:style-name="P3">8 * 10 = 80</text:p>
      <text:p text:style-name="P3"/>
      <text:p text:style-name="P3">4.-Escribir un programa que una vez que lea un número N por teclado calcule y escriba sus divisores <text:s/>por la pantalla (sin incluirse a si mismo).</text:p>
      <text:p text:style-name="P3"/>
      <text:p text:style-name="P3">5.-Hacer <text:s/>un programa que lea un número N y nos escriba en la pantalla mediante un mensaje si es ó no primo (NOTA: Número primo es aquél que es divisible solo por si mismo y por, la unidad)</text:p>
      <text:p text:style-name="P3"/>
      <text:p text:style-name="P3">6.-Hacer un programa que lea una serie de números por teclado de manera que cuando el número leído sea <text:s/>el cero ya no se introduzcan más, el programa debe calcular y escribir la suma de los números de la serie y cuántos se han introducido en total.</text:p>
      <text:p text:style-name="P3"/>
      <text:p text:style-name="P3">7.-Hacer un programa que vaya leyendo números por el teclado hasta que lea el cero que indicará fin de entrada de datos , el programa debe calcular y escribir la suma de los introducidos en lugar par y los introducidos en lugar impar, es decir los introducidos primero, tercero, quinto..etc y la suma de los introducidos el segundo, cuarto, sexto...etc.</text:p>
      <text:p text:style-name="P3"/>
      <text:p text:style-name="P3">9.-Escribir un programa que lea una secuencia de datos numéricos de longitud indefinida de manera que cuando el número sea el cero cesará la entrada de dicha secuencia. El programa debe imprimirnos la media de todos, el mayor y el menor.</text:p>
      <text:p text:style-name="P3"/>
      <text:p text:style-name="P3"/>
      <text:p text:style-name="P3">12.-Se define el factorial de un número <text:s/>N como N*(N-1)*(N-2)*.......*3*2*1. Hacer un programa que lea un número N filtrando a que sea mayor que cero y calcule su factorial.</text:p>
      <text:p text:style-name="P3"/>
      <text:p text:style-name="P3">13.-Un número se dice que es perfecto cuando la suma de sus divisores excluido él <text:s/>es igual a dicho número. Hacer un programa que lea un número y nos diga si es ó no perfecto</text:p>
      <text:p text:style-name="P3"/>
      <text:p text:style-name="P3"><text:soft-page-break/>14.-Dado un numero N leído por teclado encontrar el numero P primo mas cercano a él por exceso.</text:p>
      <text:p text:style-name="P3">15.-Dado un numero N imprimir la lista de todos los numero primos hasta dicho numero N.</text:p>
      <text:p text:style-name="P3"/>
      <text:p text:style-name="P3">16.- Realizar un programa que elija mediante un menú un tipo de figura:</text:p>
      <text:list xml:id="list8051783892428552195" text:style-name="L1">
        <text:list-item>
          <text:p text:style-name="P7">Triángulo</text:p>
        </text:list-item>
        <text:list-item>
          <text:p text:style-name="P7">Cuadrado</text:p>
        </text:list-item>
        <text:list-item>
          <text:p text:style-name="P7">Rectángulo</text:p>
        </text:list-item>
      </text:list>
      <text:p text:style-name="P3">Una vez elegida la opción nos pida en cada caso los datos necesarios para calcular su área y nos la muestre.</text:p>
      <text:p text:style-name="P3"/>
      <text:p text:style-name="P3"/>
      <text:p text:style-name="P4"><text:span text:style-name="Fuente_20_de_20_párrafo_20_predeter."><text:span text:style-name="T1">TOTAL 12 EJERCICI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Ejercicios para el modulo “Programación en lenguajes estructurados”</dc:title>
    <meta:initial-creator>yo mismo</meta:initial-creator>
    <meta:creation-date>2015-04-11T20:03:00Z</meta:creation-date>
    <dc:date>2017-03-14T13:47:59.747168828</dc:date>
    <meta:print-date>2009-09-22T19:05:00Z</meta:print-date>
    <meta:editing-cycles>3</meta:editing-cycles>
    <meta:editing-duration>PT14M52S</meta:editing-duration>
    <meta:document-statistic meta:table-count="0" meta:image-count="0" meta:object-count="0" meta:page-count="2" meta:paragraph-count="28" meta:word-count="467" meta:character-count="2456" meta:non-whitespace-character-count="2014"/>
    <meta:template xlink:type="simple" xlink:actuate="onRequest" xlink:title="" xlink:href="Normal"/>
  </office:meta>
</office:document-meta>
</file>